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8eee" officeooo:paragraph-rsid="000f8eee"/>
    </style:style>
    <style:style style:name="P2" style:family="paragraph" style:parent-style-name="Standard">
      <style:text-properties officeooo:rsid="0010abeb" officeooo:paragraph-rsid="0010abeb"/>
    </style:style>
    <style:style style:name="P3" style:family="paragraph" style:parent-style-name="Standard">
      <style:text-properties officeooo:rsid="0013df0a" officeooo:paragraph-rsid="0013df0a"/>
    </style:style>
    <style:style style:name="P4" style:family="paragraph" style:parent-style-name="Standard">
      <style:text-properties officeooo:rsid="0013df0a" officeooo:paragraph-rsid="0013df0a"/>
    </style:style>
    <style:style style:name="P5" style:family="paragraph" style:parent-style-name="Standard">
      <style:text-properties officeooo:rsid="0016f476" officeooo:paragraph-rsid="0016f476"/>
    </style:style>
    <style:style style:name="T1" style:family="text">
      <style:text-properties officeooo:rsid="00122c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Scratch@MIT" text:style-name="Internet_20_link" text:visited-style-name="Visited_20_Internet_20_Link">Scratch@MIT</text:a> 2018</text:p>
      <text:p text:style-name="P1"/>
      <text:p text:style-name="P2">Justin Yarrow.</text:p>
      <text:p text:style-name="P2"><text:a xlink:type="simple" xlink:href="mailto:justin@codemakers.org.za" text:style-name="Internet_20_link" text:visited-style-name="Visited_20_Internet_20_Link">justin@codemakers.org.za</text:a></text:p>
      <text:p text:style-name="P2">Deed een oproep voor off line scratch op Ubuntu gedurende de Teachmeet unconference.</text:p>
      <text:p text:style-name="P2"/>
      <text:p text:style-name="P2">Hal Speed</text:p>
      <text:p text:style-name="P2"><text:a xlink:type="simple" xlink:href="mailto:hal@microbit.org" text:style-name="Internet_20_link" text:visited-style-name="Visited_20_Internet_20_Link">hal@microbit.org</text:a></text:p>
      <text:p text:style-name="P2">In contact brengen met Chris Dorna <text:span text:style-name="T1">over vertaling van Micro:bit, die niet gelocked kon worden.\</text:span></text:p>
      <text:p text:style-name="P2"/>
      <text:p text:style-name="P3">Steve Holmes</text:p>
      <text:p text:style-name="P3"><text:a xlink:type="simple" xlink:href="mailto:steve@creativecomputerlab.com" text:style-name="Internet_20_link" text:visited-style-name="Visited_20_Internet_20_Link">steve@creativecomputerlab.com</text:a></text:p>
      <text:p text:style-name="P3">creativecomputerlab.com</text:p>
      <text:p text:style-name="P3">remote sensors, write csv file</text:p>
      <text:p text:style-name="P3"/>
      <text:p text:style-name="P3">Rik Cross</text:p>
      <text:p text:style-name="P3">Senior Content and Curriculum Manager</text:p>
      <text:p text:style-name="P3"><text:a xlink:type="simple" xlink:href="mailto:rik@raspberrypi.org" text:style-name="Internet_20_link" text:visited-style-name="Visited_20_Internet_20_Link">rik@raspberrypi.org</text:a></text:p>
      <text:p text:style-name="P3">info aanleveren over hoe we scratch extensies op Rpi zouden willen hebben.</text:p>
      <text:p text:style-name="P3"/>
      <text:p text:style-name="P3">Andrew Silwinski</text:p>
      <text:p text:style-name="P3">Research Scientist</text:p>
      <text:p text:style-name="P3">Co-Director, Scratch</text:p>
      <text:p text:style-name="P3"><text:a xlink:type="simple" xlink:href="mailto:ascii@media.mit.edu" text:style-name="Internet_20_link" text:visited-style-name="Visited_20_Internet_20_Link">ascii@media.mit.edu</text:a></text:p>
      <text:p text:style-name="P3">Input geven over hoe we scratch extensies zouden willen hebben.</text:p>
      <text:p text:style-name="P3"/>
      <text:p text:style-name="P5">Csforall</text:p>
      <text:p text:style-name="P5">Lauren Wright</text:p>
      <text:p text:style-name="P5"><text:a xlink:type="simple" xlink:href="mailto:lauren@csforall.org" text:style-name="Internet_20_link" text:visited-style-name="Visited_20_Internet_20_Link">lauren@csforall.org</text:a>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5:24:18.258119760</meta:creation-date>
    <meta:generator>LibreOffice/5.2.7.2$Linux_ARM_EABI LibreOffice_project/20m0$Build-2</meta:generator>
    <dc:date>2018-07-28T20:54:49.404346256</dc:date>
    <meta:editing-duration>PT1H9M13S</meta:editing-duration>
    <meta:editing-cycles>4</meta:editing-cycles>
    <meta:document-statistic meta:table-count="0" meta:image-count="0" meta:object-count="0" meta:page-count="1" meta:paragraph-count="23" meta:word-count="86" meta:character-count="667" meta:non-whitespace-character-count="604"/>
  </office:meta>
</office:document-meta>
</file>